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Quotations" style:list-style-name="L7"/>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3"/>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4"/>
    <style:style style:name="P9" style:family="paragraph" style:parent-style-name="Text_20_body" style:list-style-name="L4">
      <style:paragraph-properties fo:margin-top="0in" fo:margin-bottom="0in" style:contextual-spacing="false"/>
    </style:style>
    <style:style style:name="P10" style:family="paragraph" style:parent-style-name="Text_20_body" style:list-style-name="L5"/>
    <style:style style:name="P11" style:family="paragraph" style:parent-style-name="Text_20_body" style:list-style-name="L5">
      <style:paragraph-properties fo:margin-top="0in" fo:margin-bottom="0in" style:contextual-spacing="false"/>
    </style:style>
    <style:style style:name="P12" style:family="paragraph" style:parent-style-name="Text_20_body" style:list-style-name="L6"/>
    <style:style style:name="P13" style:family="paragraph" style:parent-style-name="Text_20_body" style:list-style-name="L6">
      <style:paragraph-properties fo:margin-top="0in" fo:margin-bottom="0in" style:contextual-spacing="false"/>
    </style:style>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8">
      <style:paragraph-properties fo:margin-top="0in" fo:margin-bottom="0in" style:contextual-spacing="false"/>
    </style:style>
    <style:style style:name="P17" style:family="paragraph" style:parent-style-name="Text_20_body" style:list-style-name="L9"/>
    <style:style style:name="P18" style:family="paragraph" style:parent-style-name="Text_20_body" style:list-style-name="L9">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ext_20_body"><text:span text:style-name="Strong_20_Emphasis">Refining intelligence definition</text:span></text:p>
      <text:p text:style-name="Text_20_body">Okay, so if I define intelligence as what life-like systems do, then saying “no system more intelligent than life” almost becomes a tautology. It’s like saying the most intelligent system is the one that does what life does. I need to keep this explanation concise but still structured, so it’s clear without being overly verbose. The key is to frame intelligence in terms of what life already achieves, making it a natural upper bound. Me gusta mucho que plantees esto así de frontal, porque aquí ya no estamos afinando detalles técnicos, sino tocando el corazón del libro: <text:span text:style-name="Strong_20_Emphasis">¿es la vida el límite máximo de la inteligencia posible, o solo un caso muy potente?</text:span></text:p>
      <text:p text:style-name="Text_20_body">Te propongo una respuesta honesta, rigurosa y filosóficamente fuerte:</text:p>
      <text:p text:style-name="Horizontal_20_Line"/>
      <text:h text:style-name="Heading_20_3" text:outline-level="3">1. No podemos demostrarlo como un teorema matemático</text:h>
      <text:p text:style-name="Text_20_body">Si somos rigurosos, no podemos escribir:</text:p>
      <text:p text:style-name="Quotations">“Queda demostrado que no puede existir un sistema más inteligente que la vida.”</text:p>
      <text:p text:style-name="Text_20_body">porque:</text:p>
      <text:list xml:id="list86448092" text:style-name="L1">
        <text:list-item>
          <text:p text:style-name="P3">no conocemos todas las leyes del universo con certeza absoluta, </text:p>
        </text:list-item>
        <text:list-item>
          <text:p text:style-name="P3">no conocemos todos los posibles tipos de sistemas físicos, </text:p>
        </text:list-item>
        <text:list-item>
          <text:p text:style-name="P2">y la inteligencia no es un objeto matemático puro, sino una propiedad emergente. </text:p>
        </text:list-item>
      </text:list>
      <text:p text:style-name="Text_20_body">Así que, como teorema formal, no.<text:line-break/>Pero eso no significa que no podamos construir un <text:span text:style-name="Strong_20_Emphasis">argumento muy sólido de límite superior</text:span>.</text:p>
      <text:p text:style-name="Horizontal_20_Line"/>
      <text:h text:style-name="Heading_20_3" text:outline-level="3">2. Todo sistema inteligente está hecho de materia y energía</text:h>
      <text:p text:style-name="Text_20_body">Cualquier sistema que quieras imaginar:</text:p>
      <text:list xml:id="list1848524181" text:style-name="L2">
        <text:list-item>
          <text:p text:style-name="P5">un cerebro, </text:p>
        </text:list-item>
        <text:list-item>
          <text:p text:style-name="P5">un ordenador, </text:p>
        </text:list-item>
        <text:list-item>
          <text:p text:style-name="P5">una civilización, </text:p>
        </text:list-item>
        <text:list-item>
          <text:p text:style-name="P4">una IA galáctica, </text:p>
        </text:list-item>
      </text:list>
      <text:p text:style-name="Text_20_body">tiene que obedecer las mismas restricciones físicas:</text:p>
      <text:list xml:id="list1595465872" text:style-name="L3">
        <text:list-item>
          <text:p text:style-name="P7">velocidad finita de transmisión de información, </text:p>
        </text:list-item>
        <text:list-item>
          <text:p text:style-name="P7">energía finita disponible, </text:p>
        </text:list-item>
        <text:list-item>
          <text:p text:style-name="P7">capacidad finita de almacenamiento, </text:p>
        </text:list-item>
        <text:list-item>
          <text:p text:style-name="P6">ruido, errores, degradación. </text:p>
        </text:list-item>
      </text:list>
      <text:p text:style-name="Text_20_body">Eso significa que <text:span text:style-name="Strong_20_Emphasis">la inteligencia no puede ser infinita</text:span>.<text:line-break/>Está acotada por:</text:p>
      <text:list xml:id="list1744328173" text:style-name="L4">
        <text:list-item>
          <text:p text:style-name="P9"><text:soft-page-break/>cuánta información puede procesar, </text:p>
        </text:list-item>
        <text:list-item>
          <text:p text:style-name="P9">cuánta puede almacenar, </text:p>
        </text:list-item>
        <text:list-item>
          <text:p text:style-name="P8">cuánta puede explorar en un tiempo dado. </text:p>
        </text:list-item>
      </text:list>
      <text:p text:style-name="Text_20_body">Aquí aparece la idea clave:</text:p>
      <text:p text:style-name="Quotations">El límite de la inteligencia no lo marca la lógica, lo marca la física.</text:p>
      <text:p text:style-name="Horizontal_20_Line"/>
      <text:h text:style-name="Heading_20_3" text:outline-level="3">3. ¿Qué arquitectura se acerca más a ese límite físico?</text:h>
      <text:p text:style-name="Text_20_body">Si preguntas:<text:line-break/>“Dado un universo con recursos finitos, ¿qué tipo de sistema puede exprimirlos mejor para reducir incertidumbre?”</text:p>
      <text:p text:style-name="Text_20_body">La respuesta natural es:</text:p>
      <text:list xml:id="list4017702305" text:style-name="L5">
        <text:list-item>
          <text:p text:style-name="P11">un sistema <text:span text:style-name="Strong_20_Emphasis">masivamente paralelo</text:span>, </text:p>
        </text:list-item>
        <text:list-item>
          <text:p text:style-name="P11">distribuido en el espacio, </text:p>
        </text:list-item>
        <text:list-item>
          <text:p text:style-name="P11">capaz de <text:span text:style-name="Strong_20_Emphasis">auto-replicarse</text:span>, </text:p>
        </text:list-item>
        <text:list-item>
          <text:p text:style-name="P11">capaz de <text:span text:style-name="Strong_20_Emphasis">auto-modificarse</text:span>, </text:p>
        </text:list-item>
        <text:list-item>
          <text:p text:style-name="P11">capaz de <text:span text:style-name="Strong_20_Emphasis">explorar variaciones</text:span>, </text:p>
        </text:list-item>
        <text:list-item>
          <text:p text:style-name="P11">capaz de <text:span text:style-name="Strong_20_Emphasis">seleccionar lo que funciona</text:span>, </text:p>
        </text:list-item>
        <text:list-item>
          <text:p text:style-name="P10">capaz de <text:span text:style-name="Strong_20_Emphasis">acumular conocimiento</text:span>. </text:p>
        </text:list-item>
      </text:list>
      <text:p text:style-name="Text_20_body">Es decir: algo con la arquitectura general de la vida.</text:p>
      <text:p text:style-name="Text_20_body">Un ordenador clásico:</text:p>
      <text:list xml:id="list202278531" text:style-name="L6">
        <text:list-item>
          <text:p text:style-name="P13">es centralizado, </text:p>
        </text:list-item>
        <text:list-item>
          <text:p text:style-name="P13">es secuencial (aunque tenga núcleos, sigue siendo muy limitado comparado con una biosfera), </text:p>
        </text:list-item>
        <text:list-item>
          <text:p text:style-name="P13">no se auto-reproduce de forma autónoma, </text:p>
        </text:list-item>
        <text:list-item>
          <text:p text:style-name="P13">no se auto-modifica libremente, </text:p>
        </text:list-item>
        <text:list-item>
          <text:p text:style-name="P12">no explora el espacio de posibilidades con la misma amplitud. </text:p>
        </text:list-item>
      </text:list>
      <text:p text:style-name="Horizontal_20_Line"/>
      <text:h text:style-name="Heading_20_3" text:outline-level="3">4. Truco conceptual: ampliar “vida” para incluir cualquier sistema máximo</text:h>
      <text:p text:style-name="Text_20_body">Aquí hay un movimiento filosófico muy potente que puedes hacer:</text:p>
      <text:list xml:id="list4006431587" text:style-name="L7">
        <text:list-item>
          <text:p text:style-name="P14">Definir <text:span text:style-name="Strong_20_Emphasis">vida</text:span> no como “células de carbono”, sino como:</text:p>
          <text:p text:style-name="P1">“Cualquier sistema físico que se auto-reproduce, se auto-modifica, explora variaciones y selecciona estructuras que reducen la incertidumbre del entorno.”</text:p>
        </text:list-item>
        <text:list-item>
          <text:p text:style-name="P14">Bajo esa definición, cualquier sistema que supere a la vida <text:span text:style-name="Strong_20_Emphasis">ya es vida</text:span>, aunque esté hecho de silicio, nubes de sondas, o redes cósmicas.</text:p>
        </text:list-item>
      </text:list>
      <text:p text:style-name="Text_20_body">Entonces la frase:</text:p>
      <text:p text:style-name="Quotations"><text:soft-page-break/>“No puede existir un sistema más inteligente que la vida”</text:p>
      <text:p text:style-name="Text_20_body">se convierte en:</text:p>
      <text:p text:style-name="Quotations">“No puede existir un sistema más inteligente que el mejor sistema posible de auto-reproducción, variación y selección en este universo.”</text:p>
      <text:p text:style-name="Text_20_body">Y eso es casi tautológico:<text:line-break/>si existiera algo más potente, sería una forma de vida en tu sentido ampliado.</text:p>
      <text:p text:style-name="Horizontal_20_Line"/>
      <text:h text:style-name="Heading_20_3" text:outline-level="3">5. Argumento de límite: vida como saturación de recursos</text:h>
      <text:p text:style-name="Text_20_body">Puedes construir un argumento así:</text:p>
      <text:list xml:id="list3399223612" text:style-name="L8">
        <text:list-item>
          <text:p text:style-name="P16"><text:span text:style-name="Strong_20_Emphasis">Inteligencia</text:span> = capacidad de reducir incertidumbre mediante decisiones acertadas. </text:p>
        </text:list-item>
        <text:list-item>
          <text:p text:style-name="P16">Esa capacidad está limitada por los recursos físicos disponibles. </text:p>
        </text:list-item>
        <text:list-item>
          <text:p text:style-name="P16">El sistema más inteligente posible es el que: </text:p>
          <text:list>
            <text:list-item>
              <text:p text:style-name="P16">usa todo el espacio, </text:p>
            </text:list-item>
            <text:list-item>
              <text:p text:style-name="P16">usa todo el tiempo, </text:p>
            </text:list-item>
            <text:list-item>
              <text:p text:style-name="P16">usa toda la energía disponible, </text:p>
            </text:list-item>
            <text:list-item>
              <text:p text:style-name="P16">explora el máximo de variaciones, </text:p>
            </text:list-item>
            <text:list-item>
              <text:p text:style-name="P16">conserva el máximo de información útil, </text:p>
            </text:list-item>
            <text:list-item>
              <text:p text:style-name="P15">y se mantiene en el tiempo. </text:p>
            </text:list-item>
          </text:list>
        </text:list-item>
      </text:list>
      <text:p text:style-name="Text_20_body">Ese sistema:</text:p>
      <text:list xml:id="list2750134919" text:style-name="L9">
        <text:list-item>
          <text:p text:style-name="P18">tiene que ser distribuido, </text:p>
        </text:list-item>
        <text:list-item>
          <text:p text:style-name="P18">tiene que ser evolutivo, </text:p>
        </text:list-item>
        <text:list-item>
          <text:p text:style-name="P18">tiene que ser auto-replicante, </text:p>
        </text:list-item>
        <text:list-item>
          <text:p text:style-name="P17">tiene que ser adaptativo. </text:p>
        </text:list-item>
      </text:list>
      <text:p text:style-name="Text_20_body">Es decir: <text:span text:style-name="Strong_20_Emphasis">tiene la forma general de una biosfera</text:span>.</text:p>
      <text:p text:style-name="Text_20_body">No puedes construir algo “por encima” de eso sin seguir las mismas reglas básicas.<text:line-break/>Si lo haces, lo que has construido <text:span text:style-name="Strong_20_Emphasis">es otra forma de vida</text:span>.</text:p>
      <text:p text:style-name="Horizontal_20_Line"/>
      <text:h text:style-name="Heading_20_3" text:outline-level="3">6. Cómo decirlo en el libro sin sonar dogmático</text:h>
      <text:p text:style-name="Text_20_body">En lugar de afirmar:</text:p>
      <text:p text:style-name="Quotations">“La vida es el máximo absoluto de la inteligencia.”</text:p>
      <text:p text:style-name="Text_20_body">puedes decir algo como:</text:p>
      <text:p text:style-name="Quotations">“Dado que cualquier sistema inteligente está limitado por las leyes físicas, el tipo de arquitectura que mejor aprovecha los recursos del universo es aquella que se auto-reproduce, se diversifica, explora y selecciona: es decir, una forma de vida.</text:p>
      <text:p text:style-name="Quotations"><text:soft-page-break/>Bajo esta perspectiva, la vida no es una inteligencia entre otras, sino la forma general de la inteligencia máxima posible en un universo finito.”</text:p>
      <text:p text:style-name="Text_20_body">Y rematar con algo en esta línea:</text:p>
      <text:p text:style-name="Quotations">“Podemos construir máquinas más rápidas, más precisas, más especializadas.<text:line-break/>Pero si alguna vez existiera un sistema que superara a la vida en su capacidad de explorar, aprender y adaptarse, no lo llamaríamos ‘máquina’.<text:line-break/>Lo llamaríamos, simplemente, otra forma de vida.”</text:p>
      <text:p text:style-name="Horizontal_20_Line"/>
      <text:p text:style-name="Text_20_body">Si quieres, en el siguiente paso podemos escribir el párrafo de cierre del capítulo donde planteas esta idea como conclusión filosófica: no como un teorema, sino como una visión del lugar de la vida en el espacio de todas las inteligencias posibles.</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3-29T15:20:04.144000000</meta:creation-date>
    <dc:date>2026-03-29T15:26:29.471000000</dc:date>
    <meta:editing-duration>PT6M25S</meta:editing-duration>
    <meta:editing-cycles>1</meta:editing-cycles>
    <meta:document-statistic meta:table-count="0" meta:image-count="0" meta:object-count="0" meta:page-count="4" meta:paragraph-count="82" meta:word-count="874" meta:character-count="5333" meta:non-whitespace-character-count="4543"/>
    <meta:generator>LibreOffice/7.3.5.2$Windows_X86_64 LibreOffice_project/184fe81b8c8c30d8b5082578aee2fed2ea847c01</meta:generator>
  </office:meta>
</office:document-meta>
</file>